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B000001A47C8BB261814D9888.jpg" manifest:media-type="image/jpeg"/>
  <manifest:file-entry manifest:full-path="Pictures/10000000000003E9000000CFBADC79D12908ED00.jpg" manifest:media-type="image/jpeg"/>
  <manifest:file-entry manifest:full-path="Pictures/100000000000012C000000201F3BE31F8CDB58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stroke="none" draw:fill="none" draw:fill-color="#000000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99cc00"/>
    </style:style>
    <style:style style:name="pr2" style:family="presentation" style:parent-style-name="Impress-outline1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draw:auto-grow-width="false" draw:fit-to-size="shrink-to-fit" fo:min-height="14.55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Impress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Impress-notes">
      <style:graphic-properties draw:fill-color="#ffffff" draw:auto-grow-height="true" fo:min-height="11.52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00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05cm" fo:margin-bottom="0cm" fo:line-height="90%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088cm" fo:margin-bottom="0cm" fo:line-height="90%" fo:text-indent="0cm"/>
    </style:style>
    <style:style style:name="P6" style:family="paragraph">
      <style:paragraph-properties fo:margin-left="0cm" fo:margin-right="0cm" fo:margin-top="0.079cm" fo:margin-bottom="0cm" fo:line-height="90%" fo:text-indent="0cm"/>
    </style:style>
    <style:style style:name="P7" style:family="paragraph">
      <style:paragraph-properties fo:line-height="90%"/>
    </style:style>
    <style:style style:name="P8" style:family="paragraph">
      <loext:graphic-properties draw:fill="none" draw:fill-color="#00cc99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123cm" fo:margin-bottom="0cm" fo:text-indent="0cm"/>
    </style:style>
    <style:style style:name="P10" style:family="paragraph">
      <style:paragraph-properties fo:margin-left="0cm" fo:margin-right="0cm" fo:margin-top="0.105cm" fo:margin-bottom="0cm" fo:text-indent="0cm"/>
    </style:style>
    <style:style style:name="P11" style:family="paragraph">
      <style:paragraph-properties fo:margin-left="0cm" fo:margin-right="0cm" fo:margin-top="0.088cm" fo:margin-bottom="0cm" fo:text-indent="0cm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141cm" fo:margin-bottom="0cm" fo:text-indent="0cm"/>
    </style:style>
    <style:style style:name="P14" style:family="paragraph">
      <style:paragraph-properties fo:margin-left="0cm" fo:margin-right="0cm" fo:margin-top="0.141cm" fo:margin-bottom="0cm" fo:line-height="90%" fo:text-indent="0cm"/>
    </style:style>
    <style:style style:name="P15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7f7f7f" fo:font-size="12pt" style:font-size-asian="12pt" style:font-size-complex="12pt"/>
    </style:style>
    <style:style style:name="T2" style:family="text">
      <style:text-properties fo:color="#7f7f7f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T4" style:family="text">
      <style:text-properties fo:color="#000000" fo:font-size="9pt" fo:language="en" fo:country="US" style:font-size-asian="9pt" style:language-asian="en" style:country-asian="US" style:font-size-complex="9pt" style:language-complex="en" style:country-complex="US"/>
    </style:style>
    <style:style style:name="T5" style:family="text">
      <style:text-properties fo:color="#7f7f7f" fo:font-size="14pt" style:font-size-asian="14pt" style:font-size-complex="14pt"/>
    </style:style>
    <style:style style:name="T6" style:family="text">
      <style:text-properties fo:color="#7f7f7f" fo:font-size="14pt" fo:language="en" fo:country="US" style:font-size-asian="14pt" style:language-asian="en" style:country-asian="US" style:font-size-complex="14pt" style:language-complex="en" style:country-complex="US"/>
    </style:style>
    <style:style style:name="T7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8" style:family="text">
      <style:text-properties fo:color="#009999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9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10" style:family="text">
      <style:text-properties fo:color="#0099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11" style:family="text">
      <style:text-properties fo:color="#000000" fo:font-size="10pt" fo:language="fr" fo:country="FR" style:font-size-asian="10pt" style:language-asian="fr" style:country-asian="FR" style:font-size-complex="10pt" style:language-complex="fr" style:country-complex="FR"/>
    </style:style>
    <style:style style:name="T12" style:family="text">
      <style:text-properties fo:color="#7f7f7f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fo:color="#009999" fo:font-size="16pt" fo:language="en" fo:country="US" style:font-size-asian="16pt" style:language-asian="en" style:country-asian="US" style:font-size-complex="16pt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99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7f7f7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tarting with the QA" draw:style-name="dp1" draw:master-page-name="Impress" presentation:presentation-page-layout-name="AL1T3">
        <draw:frame presentation:style-name="pr1" draw:text-style-name="P2" draw:layer="layout" svg:width="23.284cm" svg:height="1.905cm" svg:x="1.058cm" svg:y="0.29cm" presentation:class="title" presentation:user-transformed="true">
          <draw:text-box>
            <text:list text:style-name="L1">
              <text:list-header>
                <text:p text:style-name="P1">Starting with the QA</text:p>
              </text:list-header>
            </text:list>
          </draw:text-box>
        </draw:frame>
        <draw:frame presentation:style-name="pr2" draw:text-style-name="P4" draw:layer="layout" svg:width="8.679cm" svg:height="14.817cm" svg:x="1.057cm" svg:y="2.962cm" presentation:class="outline" presentation:user-transformed="true">
          <draw:text-box>
            <text:list text:style-name="L2">
              <text:list-header>
                <text:p text:style-name="P3"><text:span text:style-name="T1"/></text:p>
              </text:list-header>
              <text:list-item>
                <text:p text:style-name="P3"><text:span text:style-name="T1">Where is the QA ?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Can it be installed elsewhere ?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Is it enough ?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What are the consequences ?</text:span></text:p>
                <text:p text:style-name="P3"><text:span text:style-name="T1"/></text:p>
                <text:p text:style-name="P3"><text:span text:style-name="T1"/></text:p>
              </text:list-item>
              <text:list-item>
                <text:p text:style-name="P3"><text:span text:style-name="T1">For example ?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draw:frame presentation:style-name="pr2" draw:text-style-name="P4" draw:layer="layout" svg:width="14.182cm" svg:height="14.817cm" svg:x="10.16cm" svg:y="2.962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p text:style-name="P5"><text:span text:style-name="T3">echo $NEW_QA_ROOT</text:span></text:p>
                    <text:list>
                      <text:list-item>
                        <text:p text:style-name="P6"><text:span text:style-name="T4">/home/qa/root</text:span></text:p>
                      </text:list-item>
                    </text:list>
                  </text:list-item>
                  <text:list-item>
                    <text:p text:style-name="P5"><text:span text:style-name="T3">echo $QA_TOOLS</text:span></text:p>
                    <text:list>
                      <text:list-item>
                        <text:p text:style-name="P6"><text:span text:style-name="T4">/home/qa/tools</text:span></text:p>
                      </text:list-item>
                    </text:list>
                  </text:list-item>
                </text:list>
                <text:p text:style-name="P3"><text:span text:style-name="T2"/></text:p>
              </text:list-header>
              <text:list-item>
                <text:p text:style-name="P3"><text:span text:style-name="T2">Without problem. You only have to point to the tools and the root of the QA with these two variables.</text:span></text:p>
                <text:p text:style-name="P3"><text:span text:style-name="T2"/></text:p>
              </text:list-item>
              <text:list-item>
                <text:p text:style-name="P3"><text:span text:style-name="T2">No, you must define your environment to point to the right tools according to the compiler you want to use:</text:span></text:p>
                <text:list>
                  <text:list-item>
                    <text:p text:style-name="P5"><text:span text:style-name="T3">setenv CC scc</text:span></text:p>
                  </text:list-item>
                  <text:list-item>
                    <text:p text:style-name="P5"><text:span text:style-name="T3">setenv SYS cygwin</text:span></text:p>
                  </text:list-item>
                  <text:list-item>
                    <text:p text:style-name="P5"><text:span text:style-name="T3">source $QA_TOOLS/startup.csh</text:span><text:span text:style-name="T3"><text:line-break/></text:span><text:span text:style-name="T3"># or</text:span></text:p>
                  </text:list-item>
                  <text:list-item>
                    <text:p text:style-name="P7"><text:span text:style-name="T3">setenv CC java</text:span><text:span text:style-name="T3"><text:line-break/></text:span><text:span text:style-name="T3">setenv SYS linuc</text:span><text:span text:style-name="T3"><text:line-break/></text:span><text:span text:style-name="T3">source $QA_TOOLS/startup.csh</text:span></text:p>
                  </text:list-item>
                </text:list>
                <text:p text:style-name="P3"><text:span text:style-name="T2"/></text:p>
              </text:list-item>
              <text:list-item>
                <text:p text:style-name="P3"><text:span text:style-name="T2">Your PATH is set so that you can have access to the right tools.</text:span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387cm" svg:y="1.905cm" draw:page-number="1" presentation:class="page"/>
          <draw:frame presentation:style-name="pr3" draw:text-style-name="P8" draw:layer="layout" svg:width="14.393cm" svg:height="11.43cm" svg:x="2.539cm" svg:y="12.277cm">
            <draw:text-box>
              <text:p/>
            </draw:text-box>
          </draw:frame>
        </presentation:notes>
      </draw:page>
      <draw:page draw:name="Starting with the QA (cont.)" draw:style-name="dp1" draw:master-page-name="Impress" presentation:presentation-page-layout-name="AL1T3">
        <draw:frame presentation:style-name="pr1" draw:text-style-name="P2" draw:layer="layout" svg:width="23.284cm" svg:height="1.905cm" svg:x="1.058cm" svg:y="0.29cm" presentation:class="title" presentation:user-transformed="true">
          <draw:text-box>
            <text:list text:style-name="L1">
              <text:list-header>
                <text:p text:style-name="P1">Starting with the QA (cont.)</text:p>
              </text:list-header>
            </text:list>
          </draw:text-box>
        </draw:frame>
        <draw:frame presentation:style-name="pr2" draw:text-style-name="P4" draw:layer="layout" svg:width="8.467cm" svg:height="14.817cm" svg:x="1.057cm" svg:y="2.962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Where are the tests ?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  <text:list-item>
                <text:p text:style-name="P9"><text:span text:style-name="T5">For example ?</text:span></text:p>
                <text:p text:style-name="P9"><text:span text:style-name="T5"/></text:p>
              </text:list-item>
            </text:list>
          </draw:text-box>
        </draw:frame>
        <draw:frame presentation:style-name="pr2" draw:text-style-name="P4" draw:layer="layout" svg:width="14.394cm" svg:height="14.817cm" svg:x="9.948cm" svg:y="2.962cm" presentation:class="outline" presentation:user-transformed="true">
          <draw:text-box>
            <text:list text:style-name="L2">
              <text:list-header>
                <text:p text:style-name="P9"><text:span text:style-name="T6"/></text:p>
              </text:list-header>
              <text:list-item>
                <text:p text:style-name="P9"><text:span text:style-name="T6">In $NEW_QA_ROOT/runtest they are stored by category:</text:span></text:p>
                <text:list>
                  <text:list-item>
                    <text:p text:style-name="P10"><text:span text:style-name="T7">cd $NEW_QA_ROOT/runtest</text:span></text:p>
                  </text:list-item>
                  <text:list-item>
                    <text:p text:style-name="P10"><text:span text:style-name="T7">ls</text:span></text:p>
                    <text:list>
                      <text:list-item>
                        <text:p text:style-name="P11"><text:span text:style-name="T3">allapp_repor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applications</text:span></text:p>
                      </text:list-item>
                      <text:list-item>
                        <text:p text:style-name="P11"><text:span text:style-name="T8">bug_repor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3">current_run_i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custom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3">scenari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standards</text:span></text:p>
                      </text:list-item>
                      <text:list-item>
                        <text:p text:style-name="P11"><text:span text:style-name="T8">target_specific</text:span></text:p>
                      </text:list-item>
                      <text:list-item>
                        <text:p text:style-name="P11"><text:span text:style-name="T8">unit_tes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6">directories containing tests are in </text:span><text:span text:style-name="T9">bold+blue</text:span><text:span text:style-name="T6">.</text:span></text:p>
                <text:p text:style-name="P9"><text:span text:style-name="T6"/></text:p>
              </text:list-item>
              <text:list-item>
                <text:p text:style-name="P9"><text:span text:style-name="T6">Multiple applications are in the </text:span><text:span text:style-name="T10">applications </text:span><text:span text:style-name="T6">directory:</text:span></text:p>
                <text:list>
                  <text:list-item>
                    <text:p text:style-name="P10"><text:span text:style-name="T7">ls -d applications/*/v*</text:span></text:p>
                    <text:list>
                      <text:list-item>
                        <text:p text:style-name="P11"><text:span text:style-name="T11">applications/amr/v0</text:span></text:p>
                      </text:list-item>
                      <text:list-item>
                        <text:p text:style-name="P11"><text:span text:style-name="T11">applications/des2/voob</text:span></text:p>
                      </text:list-item>
                      <text:list-item>
                        <text:p text:style-name="P11"><text:span text:style-name="T11">applications/ecan/voob</text:span></text:p>
                      </text:list-item>
                      <text:list-item>
                        <text:p text:style-name="P11"><text:span text:style-name="T11">applications/ecc/v0</text:span></text:p>
                      </text:list-item>
                      <text:list-item>
                        <text:p text:style-name="P11"><text:span text:style-name="T11">applications/efr/v0</text:span></text:p>
                      </text:list-item>
                      <text:list-item>
                        <text:p text:style-name="P11"><text:span text:style-name="T11">applications/evr/v0</text:span></text:p>
                      </text:list-item>
                      <text:list-item>
                        <text:p text:style-name="P11"><text:span text:style-name="T3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59cm" svg:height="9.606cm" svg:x="2.849cm" svg:y="1.946cm" draw:page-number="2" presentation:class="page"/>
          <draw:frame presentation:style-name="pr4" draw:text-style-name="P12" draw:layer="layout" svg:width="15.567cm" svg:height="11.528cm" svg:x="1.946cm" svg:y="12.169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">
        <draw:frame presentation:style-name="pr1" draw:text-style-name="P2" draw:layer="layout" svg:width="23.284cm" svg:height="1.905cm" svg:x="1.058cm" svg:y="0.29cm" presentation:class="title" presentation:user-transformed="true">
          <draw:text-box>
            <text:list text:style-name="L1">
              <text:list-header>
                <text:p text:style-name="P1">Starting with the QA (cont.)</text:p>
              </text:list-header>
            </text:list>
          </draw:text-box>
        </draw:frame>
        <draw:frame presentation:style-name="pr2" draw:text-style-name="P4" draw:layer="layout" svg:width="8.467cm" svg:height="14.817cm" svg:x="1.057cm" svg:y="2.962cm" presentation:class="outline" presentation:user-transformed="true">
          <draw:text-box>
            <text:list text:style-name="L2">
              <text:list-header>
                <text:p text:style-name="P13"><text:span text:style-name="T12"/></text:p>
              </text:list-header>
              <text:list-item>
                <text:p text:style-name="P13"><text:span text:style-name="T12">Can we start a test ?</text:span></text:p>
              </text:list-item>
              <text:list-item>
                <text:p text:style-name="P13"><text:span text:style-name="T12">What do you mean ?</text:span></text:p>
                <text:p text:style-name="P13"><text:span text:style-name="T12"/></text:p>
                <text:p text:style-name="P13"><text:span text:style-name="T12"/></text:p>
              </text:list-item>
              <text:list-item>
                <text:p text:style-name="P13"><text:span text:style-name="T12">No, but what should I do if I share my QA ?</text:span></text:p>
                <text:p text:style-name="P13"><text:span text:style-name="T12"/></text:p>
                <text:p text:style-name="P13"><text:span text:style-name="T12"/></text:p>
              </text:list-item>
              <text:list-item>
                <text:p text:style-name="P13"><text:span text:style-name="T12">What is run_all.pl ?</text:span></text:p>
                <text:p text:style-name="P13"><text:span text:style-name="T12"/></text:p>
                <text:p text:style-name="P13"><text:span text:style-name="T12"/></text:p>
              </text:list-item>
              <text:list-item>
                <text:p text:style-name="P13"><text:span text:style-name="T12">How do I launch it ?</text:span></text:p>
                <text:p text:style-name="P13"><text:span text:style-name="T12"/></text:p>
                <text:p text:style-name="P13"><text:span text:style-name="T12"/></text:p>
              </text:list-item>
              <text:list-item>
                <text:p text:style-name="P13"><text:span text:style-name="T12">Is it enough ?</text:span></text:p>
                <text:p text:style-name="P13"><text:span text:style-name="T12"/></text:p>
                <text:p text:style-name="P13"><text:span text:style-name="T12"/></text:p>
              </text:list-item>
            </text:list>
          </draw:text-box>
        </draw:frame>
        <draw:frame presentation:style-name="pr2" draw:text-style-name="P4" draw:layer="layout" svg:width="14.394cm" svg:height="14.817cm" svg:x="9.948cm" svg:y="2.962cm" presentation:class="outline" presentation:user-transformed="true">
          <draw:text-box>
            <text:list text:style-name="L2">
              <text:list-header>
                <text:p text:style-name="P13"><text:span text:style-name="T12"/></text:p>
              </text:list-header>
              <text:list-item>
                <text:p text:style-name="P13"><text:span text:style-name="T12">Yes, are we alone to use THIS QA ?</text:span></text:p>
              </text:list-item>
              <text:list-item>
                <text:p text:style-name="P13"><text:span text:style-name="T12">Does some other user run tests at the same place (same $NEW_QA_ROOT on this computer) locally or remotely ?</text:span></text:p>
                <text:p text:style-name="P13"><text:span text:style-name="T12"/></text:p>
              </text:list-item>
              <text:list-item>
                <text:p text:style-name="P13"><text:span text:style-name="T12">Go in the test you want to use and lock it:</text:span></text:p>
                <text:list>
                  <text:list-item>
                    <text:p text:style-name="P9"><text:span text:style-name="T13">cd applications/ecc/v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9">lock.pl run_all.pl</text:span></text:p>
                  </text:list-item>
                </text:list>
              </text:list-item>
            </text:list>
            <text:list text:style-name="L2">
              <text:list-header>
                <text:p text:style-name="P13"><text:span text:style-name="T12"/></text:p>
              </text:list-header>
              <text:list-item>
                <text:p text:style-name="P13"><text:span text:style-name="T12">It’s the entry point to the test. Every test has a “run_all.pl” master script.</text:span></text:p>
                <text:p text:style-name="P13"><text:span text:style-name="T12"/></text:p>
              </text:list-item>
              <text:list-item>
                <text:p text:style-name="P13"><text:span text:style-name="T12">Let’s go:</text:span></text:p>
                <text:list>
                  <text:list-item>
                    <text:p text:style-name="P9"><text:span text:style-name="T13">run_all.pl </text:span><text:span text:style-name="T9">-v sample</text:span></text:p>
                  </text:list-item>
                </text:list>
                <text:p text:style-name="P13"><text:span text:style-name="T12"/></text:p>
              </text:list-item>
              <text:list-item>
                <text:p text:style-name="P13"><text:span text:style-name="T12">Yes, in every test. The </text:span><text:span text:style-name="T14">-v</text:span><text:span text:style-name="T12"> parameter is the only mandatory parameter. The results will be in:</text:span></text:p>
                <text:list>
                  <text:list-item>
                    <text:p text:style-name="P9"><text:span text:style-name="T13">reports/report_</text:span><text:span text:style-name="T9">samp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59cm" svg:height="9.606cm" svg:x="2.849cm" svg:y="1.946cm" draw:page-number="3" presentation:class="page"/>
          <draw:frame presentation:style-name="pr4" draw:text-style-name="P12" draw:layer="layout" svg:width="15.567cm" svg:height="11.528cm" svg:x="1.946cm" svg:y="12.169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3">
        <draw:frame presentation:style-name="pr1" draw:text-style-name="P2" draw:layer="layout" svg:width="23.284cm" svg:height="1.905cm" svg:x="1.058cm" svg:y="0.29cm" presentation:class="title" presentation:user-transformed="true">
          <draw:text-box>
            <text:list text:style-name="L1">
              <text:list-header>
                <text:p text:style-name="P1">Starting with the QA (cont.)</text:p>
              </text:list-header>
            </text:list>
          </draw:text-box>
        </draw:frame>
        <draw:frame presentation:style-name="pr2" draw:text-style-name="P4" draw:layer="layout" svg:width="8.467cm" svg:height="14.817cm" svg:x="1.057cm" svg:y="2.962cm" presentation:class="outline" presentation:user-transformed="true">
          <draw:text-box>
            <text:list text:style-name="L2">
              <text:list-header>
                <text:p text:style-name="P14"><text:span text:style-name="T12"/></text:p>
              </text:list-header>
              <text:list-item>
                <text:p text:style-name="P14"><text:span text:style-name="T12">What do I see running run_all.pl ?</text:span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item>
              <text:list-item>
                <text:p text:style-name="P14"><text:span text:style-name="T12">If I want to stop ?</text:span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item>
              <text:list-item>
                <text:p text:style-name="P14"><text:span text:style-name="T12">Do I have a report for tests that have already run ?</text:span></text:p>
                <text:p text:style-name="P14"><text:span text:style-name="T12"/></text:p>
              </text:list-item>
            </text:list>
          </draw:text-box>
        </draw:frame>
        <draw:frame presentation:style-name="pr2" draw:text-style-name="P4" draw:layer="layout" svg:width="14.394cm" svg:height="14.817cm" svg:x="9.948cm" svg:y="2.962cm" presentation:class="outline" presentation:user-transformed="true">
          <draw:text-box>
            <text:list text:style-name="L2">
              <text:list-header>
                <text:p text:style-name="P14"><text:span text:style-name="T12"/></text:p>
              </text:list-header>
              <text:list-item>
                <text:p text:style-name="P14"><text:span text:style-name="T12">You see all commands you could do manually to perform the test:</text:span></text:p>
                <text:list>
                  <text:list-item>
                    <text:list>
                      <text:list-item>
                        <text:p text:style-name="P3"><text:span text:style-name="T7">rm -f bin/coder.eld</text:span></text:p>
                      </text:list-item>
                      <text:list-item>
                        <text:p text:style-name="P3"><text:span text:style-name="T7">gmake -f makefile.scc light_clean -r CFLAGS=</text:span></text:p>
                      </text:list-item>
                      <text:list-item>
                        <text:p text:style-name="P3"><text:span text:style-name="T7">rm -f obj/*.eln</text:span></text:p>
                      </text:list-item>
                      <text:list-item>
                        <text:p text:style-name="P3"><text:span text:style-name="T7">gmake -f makefile.scc coder -r</text:span></text:p>
                      </text:list-item>
                      <text:list-item>
                        <text:p text:style-name="P3"><text:span text:style-name="T7">scc -c -r obj <text:s/>-I"include" <text:s/>-D_USE_CW_PROTO_ <text:s/>-D_QA_CODER_ coder/encoder.c common/ecc.c common/perf_table.c common/version.c common/rslib.c common/gflib.c</text:span></text:p>
                      </text:list-item>
                      <text:list-item>
                        <text:p text:style-name="P3"><text:span text:style-name="T7">…</text:span></text:p>
                      </text:list-item>
                    </text:list>
                  </text:list-item>
                </text:list>
                <text:p text:style-name="P14"><text:span text:style-name="T12"/></text:p>
              </text:list-item>
              <text:list-item>
                <text:p text:style-name="P14"><text:span text:style-name="T12">Do ^C</text:span></text:p>
                <text:list>
                  <text:list-item>
                    <text:list>
                      <text:list-item>
                        <text:p text:style-name="P3"><text:span text:style-name="T7">exit_value: 0</text:span></text:p>
                      </text:list-item>
                      <text:list-item>
                        <text:p text:style-name="P3"><text:span text:style-name="T7">signal_num: 2</text:span></text:p>
                      </text:list-item>
                      <text:list-item>
                        <text:p text:style-name="P3"><text:span text:style-name="T7">Do you want to abort all the ecc tests ? y|o/n [y]</text:span></text:p>
                      </text:list-item>
                    </text:list>
                  </text:list-item>
                  <text:list-item>
                    <text:p text:style-name="P15"><text:span text:style-name="T13">y</text:span></text:p>
                    <text:list>
                      <text:list-item>
                        <text:p text:style-name="P3"><text:span text:style-name="T7"><text:s/></text:span><text:span text:style-name="T7">coder; <text:s text:c="8"/>FAIL(break); <text:s text:c="2"/>(fail); (not executed)</text:span></text:p>
                      </text:list-item>
                    </text:list>
                  </text:list-item>
                </text:list>
                <text:p text:style-name="P14"><text:span text:style-name="T12"/></text:p>
              </text:list-item>
              <text:list-item>
                <text:p text:style-name="P14"><text:span text:style-name="T12">Yes. If you have hit the “n” key, the current target (I mean makefile target, here “coder) whould have been skipped and test whould have continued.</text:span></text:p>
              </text:list-item>
            </text:list>
          </draw:text-box>
        </draw:frame>
        <presentation:notes draw:style-name="dp3">
          <draw:page-thumbnail draw:style-name="gr1" draw:layer="layout" svg:width="13.759cm" svg:height="9.606cm" svg:x="2.849cm" svg:y="1.946cm" draw:page-number="4" presentation:class="page"/>
          <draw:frame presentation:style-name="pr4" draw:text-style-name="P12" draw:layer="layout" svg:width="15.567cm" svg:height="11.528cm" svg:x="1.946cm" svg:y="12.1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rectangular" draw:cx="50%" draw:cy="50%" draw:start-color="#80808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7f7f7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7f7f7f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14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f7f7f" style:text-outline="false" style:text-line-through-style="none" style:text-line-through-type="none" style:text-position="0% 100%" style:font-name="Arial" fo:font-family="Arial" style:font-pitch="variable" fo:font-size="13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13pt" style:font-style-asian="normal" style:font-weight-asian="bold" style:font-name-complex="FreeSans" style:font-family-complex="FreeSans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eaeae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aeaea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14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f7f7f" style:text-outline="false" style:text-line-through-style="none" style:text-line-through-type="none" style:text-position="0% 100%" style:font-name="Arial" fo:font-family="Arial" style:font-pitch="variable" fo:font-size="1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3pt" style:font-style-asian="normal" style:font-weight-asian="bold" style:font-name-complex="FreeSans" style:font-family-complex="FreeSans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1.27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2.54cm" fo:margin-right="0cm" fo:margin-top="0.123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3.81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08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re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2.069cm" fo:min-width="0cm" fo:padding-top="0.13cm" fo:padding-bottom="0.13cm" fo:padding-left="0.25cm" fo:padding-right="0.25cm" fo:wrap-option="wrap" draw:shadow-color="#808080">
        <text:list-style style:name="Titre1-subtitle">
          <text:list-level-style-number text:level="1" style:num-format="">
            <style:list-level-properties/>
            <style:text-properties fo:color="#7f7f7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14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7f7f7f" style:text-outline="false" style:text-line-through-style="none" style:text-line-through-type="none" style:text-position="0% 100%" style:font-name="Arial" fo:font-family="Arial" style:font-pitch="variable" fo:font-size="1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3pt" style:font-style-asian="normal" style:font-weight-asian="bold" style:font-name-complex="FreeSans" style:font-family-complex="FreeSans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1.222cm" fo:min-width="0cm" fo:padding-top="0.13cm" fo:padding-bottom="0.13cm" fo:padding-left="0.25cm" fo:padding-right="0.25cm" fo:wrap-option="wrap" draw:shadow-color="#808080">
        <text:list-style style:name="Titre1-title">
          <text:list-level-style-number text:level="1" style:num-format="">
            <style:list-level-properties/>
            <style:text-properties fo:color="#eaeae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aeaea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2000007629395pt" style:font-style-asian="normal" style:font-weight-asian="normal" style:font-name-complex="Lohit Hindi" style:font-family-complex="'Lohit Hindi'" style:font-family-generic-complex="system" style:font-pitch-complex="variable" style:font-size-complex="24.2000007629395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01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78cm" fo:text-indent="0cm"/>
      <style:text-properties fo:color="#333333" style:font-name="Open Sans3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58cm" fo:text-indent="0cm"/>
      <style:text-properties fo:color="#333333" style:font-name="Open Sans3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37cm" fo:text-indent="0cm"/>
      <style:text-properties fo:color="#333333" style:font-name="Open Sans3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16cm" fo:text-indent="0cm"/>
      <style:text-properties fo:color="#333333" style:font-name="Open Sans3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16cm" fo:text-indent="0cm"/>
      <style:text-properties fo:color="#333333" style:font-name="Open Sans3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16cm" fo:text-indent="0cm"/>
      <style:text-properties fo:color="#333333" style:font-name="Open Sans3" fo:font-family="'Open Sans'" style:font-style-name="Bold" style:font-family-generic="swiss" style:font-pitch="variable" fo:font-size="21.7999992370605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16cm" fo:text-indent="0cm"/>
      <style:text-properties fo:font-size="24.2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16cm" fo:text-indent="0cm"/>
      <style:text-properties fo:font-size="24.2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7.5999984741211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6cm" fo:page-height="25.6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29cm" fo:padding-bottom="0.129cm" fo:padding-left="0.258cm" fo:padding-right="0.258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84cm" fo:min-width="0cm" fo:padding-top="0.129cm" fo:padding-bottom="0.129cm" fo:padding-left="0.258cm" fo:padding-right="0.258cm" fo:wrap-option="wrap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solid" draw:fill-color="#4d4d4d" draw:textarea-horizontal-align="left" draw:textarea-vertical-align="middle" draw:auto-grow-height="false" fo:min-height="2.068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cc00" draw:textarea-horizontal-align="left" draw:textarea-vertical-align="middle" draw:auto-grow-height="false" fo:min-height="11.028cm" fo:min-width="16.434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26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2">
      <style:graphic-properties draw:stroke="none" draw:fill="none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808080" draw:fill-gradient-name="Gradient_20_2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 style:list-style-name="ML4">
      <style:graphic-properties draw:stroke="none" draw:fill="none" draw:fill-color="#ffcc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366cm, 0.873cm, 0.803cm, 0.635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314cm"/>
    </style:style>
    <style:style style:name="M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re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-backgroundobjects">
      <style:graphic-properties draw:stroke="none" draw:fill="solid" draw:fill-color="#ef2929" draw:textarea-vertical-align="middle" draw:auto-grow-height="false" fo:min-height="2.721cm" fo:min-width="1.27cm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4d4d4d"/>
      <style:paragraph-properties style:writing-mode="lr-tb" style:font-independent-line-spacing="true"/>
    </style:style>
    <style:style style:name="MP7" style:family="paragraph">
      <loext:graphic-properties draw:fill="none" draw:fill-color="#ffcc00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margin-top="0.079cm" fo:margin-bottom="0cm" fo:line-height="100%" fo:text-indent="0cm"/>
    </style:style>
    <style:style style:name="MP10" style:family="paragraph">
      <loext:graphic-properties draw:fill="none" draw:fill-color="#ffcc00"/>
      <style:paragraph-properties fo:margin-left="0cm" fo:margin-right="0cm" fo:margin-top="0.079cm" fo:margin-bottom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margin-top="0.079cm" fo:margin-bottom="0cm" fo:text-align="end" fo:text-indent="0cm"/>
    </style:style>
    <style:style style:name="MP12" style:family="paragraph">
      <loext:graphic-properties draw:fill="none" draw:fill-color="#ffcc00"/>
      <style:paragraph-properties fo:margin-left="0cm" fo:margin-right="0cm" fo:margin-top="0.079cm" fo:margin-bottom="0cm" fo:text-align="end" fo:text-indent="0cm" style:writing-mode="lr-tb" style:font-independent-line-spacing="true"/>
    </style:style>
    <style:style style:name="MP13" style:family="paragraph">
      <loext:graphic-properties draw:fill="gradient" draw:fill-color="#808080" draw:fill-gradient-name="Gradient_20_2"/>
      <style:paragraph-properties style:writing-mode="lr-tb" style:font-independent-line-spacing="true"/>
    </style:style>
    <style:style style:name="MP14" style:family="paragraph">
      <loext:graphic-properties draw:fill="none" draw:fill-color="#ffffff"/>
    </style:style>
    <style:style style:name="MP15" style:family="paragraph">
      <style:paragraph-properties fo:margin-left="0cm" fo:margin-right="0cm" fo:line-height="120%" fo:text-align="end" fo:text-indent="0cm"/>
    </style:style>
    <style:style style:name="MP16" style:family="paragraph">
      <loext:graphic-properties draw:fill="none" draw:fill-color="#ffcc00"/>
      <style:paragraph-properties fo:margin-left="0cm" fo:margin-right="0cm" fo:line-height="120%" fo:text-align="end" fo:text-indent="0cm" style:writing-mode="lr-tb" style:font-independent-line-spacing="true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solid" draw:fill-color="#ef2929"/>
      <style:paragraph-properties fo:text-align="center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MT6" style:family="text">
      <style:text-properties style:font-name="Open Sans" fo:font-size="14pt" style:font-size-asian="14pt" style:font-size-complex="14pt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ffb127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rect draw:style-name="Mgr1" draw:text-style-name="MP1" draw:layer="backgroundobjects" svg:width="19.46cm" svg:height="25.62cm" svg:x="0cm" svg:y="0cm">
        <text:p/>
      </draw:rect>
      <draw:frame draw:style-name="Mgr2" draw:text-style-name="MP3" draw:layer="backgroundobjects" svg:width="8.431cm" svg:height="1.283cm" svg:x="-0.001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432cm" svg:height="1.283cm" svg:x="11.02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431cm" svg:height="1.283cm" svg:x="-0.001cm" svg:y="24.33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432cm" svg:height="1.283cm" svg:x="11.024cm" svg:y="24.336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229cm" svg:height="6.171cm" svg:x="1cm" svg:y="2.371cm"/>
      <draw:page-thumbnail draw:layer="backgroundobjects" svg:width="8.229cm" svg:height="6.171cm" svg:x="1cm" svg:y="9.723cm"/>
      <draw:page-thumbnail draw:layer="backgroundobjects" svg:width="8.229cm" svg:height="6.171cm" svg:x="1cm" svg:y="17.075cm"/>
      <draw:page-thumbnail draw:layer="backgroundobjects" svg:width="8.229cm" svg:height="6.171cm" svg:x="10.23cm" svg:y="2.371cm"/>
      <draw:page-thumbnail draw:layer="backgroundobjects" svg:width="8.229cm" svg:height="6.171cm" svg:x="10.23cm" svg:y="9.723cm"/>
      <draw:page-thumbnail draw:layer="backgroundobjects" svg:width="8.229cm" svg:height="6.171cm" svg:x="10.23cm" svg:y="17.075cm"/>
    </style:handout-master>
    <style:master-page style:name="Standard" style:page-layout-name="PM1" draw:style-name="Mdp1">
      <draw:custom-shape draw:style-name="Mgr4" draw:text-style-name="MP6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3.284cm" svg:height="1.905cm" svg:x="1.058cm" svg:y="0.29cm" presentation:class="title" presentation:placeholder="true">
        <draw:text-box/>
      </draw:frame>
      <draw:frame presentation:style-name="Standard-outline1" draw:layer="backgroundobjects" svg:width="23.284cm" svg:height="14.817cm" svg:x="1.058cm" svg:y="2.962cm" presentation:class="outline" presentation:placeholder="true">
        <draw:text-box/>
      </draw:frame>
      <draw:custom-shape draw:name="Base" draw:style-name="Mgr5" draw:text-style-name="MP7" draw:layer="backgroundobjects" drawooo:display="printer" svg:width="16.934cm" svg:height="11.288cm" svg:x="4.233cm" svg:y="3.881cm">
        <text:p/>
        <draw:enhanced-geometry svg:viewBox="0 0 21600 21600" draw:type="rectangle" draw:enhanced-path="M 0 0 L 21600 0 21600 21600 0 21600 0 0 Z N"/>
      </draw:custom-shape>
      <draw:line draw:style-name="Mgr6" draw:text-style-name="MP8" draw:layer="backgroundobjects" svg:x1="0cm" svg:y1="2.54cm" svg:x2="25.4cm" svg:y2="2.54cm">
        <text:p/>
      </draw:line>
      <draw:custom-shape draw:style-name="Mgr7" draw:text-style-name="MP10" draw:layer="backgroundobjects" svg:width="4.445cm" svg:height="0.642cm" svg:x="1.482cm" svg:y="17.992cm">
        <text:list text:style-name="ML2">
          <text:list-header>
            <text:p text:style-name="MP9"><text:span text:style-name="MT2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2" draw:layer="backgroundobjects" svg:width="1.916cm" svg:height="0.642cm" svg:x="-0.305cm" svg:y="17.992cm">
        <text:list text:style-name="ML2">
          <text:list-header>
            <text:p text:style-name="MP11"><text:span text:style-name="MT3"><text:page-number>&lt;numé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9" draw:text-style-name="MP8" draw:layer="backgroundobjects" svg:x1="1.27cm" svg:y1="17.992cm" svg:x2="1.27cm" svg:y2="18.627cm">
        <text:p/>
      </draw:line>
      <draw:custom-shape draw:style-name="Mgr10" draw:text-style-name="MP13" draw:layer="backgroundobjects" svg:width="25.4cm" svg:height="0.212cm" svg:x="0cm" svg:y="2.328cm">
        <text:p/>
        <draw:enhanced-geometry svg:viewBox="0 0 21600 21600" draw:type="rectangle" draw:enhanced-path="M 0 0 L 21600 0 21600 21600 0 21600 0 0 Z N"/>
      </draw:custom-shape>
      <draw:frame draw:style-name="Mgr11" draw:text-style-name="MP8" draw:layer="backgroundobjects" svg:width="5.08cm" svg:height="0.538cm" svg:x="19.473cm" svg:y="17.992cm">
        <draw:image xlink:href="Pictures/100000000000012C000000201F3BE31F8CDB589A.jpg" xlink:type="simple" xlink:show="embed" xlink:actuate="onLoad">
          <text:p/>
        </draw:image>
      </draw:frame>
      <draw:frame presentation:style-name="Mpr1" draw:text-style-name="MP14" draw:layer="backgroundobjects" svg:width="8.05cm" svg:height="1.313cm" svg:x="8.686cm" svg:y="17.354cm" presentation:class="footer">
        <draw:text-box>
          <text:p><presentation:footer/></text:p>
        </draw:text-box>
      </draw:frame>
      <presentation:notes style:page-layout-name="PM0">
        <draw:rect draw:style-name="Mgr1" draw:text-style-name="MP1" draw:layer="backgroundobjects" svg:width="19.46cm" svg:height="25.62cm" svg:x="0cm" svg:y="0cm">
          <text:p/>
        </draw:rect>
        <draw:frame presentation:style-name="Mpr2" draw:text-style-name="MP3" draw:layer="backgroundobjects" svg:width="8.467cm" svg:height="1.27cm" svg:x="-0.001cm" svg:y="0cm" presentation:class="header">
          <draw:text-box>
            <text:list text:style-name="ML3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2" draw:text-style-name="MP5" draw:layer="backgroundobjects" svg:width="8.466cm" svg:height="1.27cm" svg:x="11.007cm" svg:y="0cm" presentation:class="date-time">
          <draw:text-box>
            <text:list text:style-name="ML3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387cm" svg:y="1.904cm" presentation:class="page"/>
        <draw:frame presentation:style-name="Standard-notes" draw:layer="backgroundobjects" svg:width="14.393cm" svg:height="11.43cm" svg:x="2.539cm" svg:y="12.277cm" presentation:class="notes" presentation:placeholder="true">
          <draw:text-box/>
        </draw:frame>
        <draw:frame presentation:style-name="Mpr3" draw:text-style-name="MP3" draw:layer="backgroundobjects" svg:width="8.467cm" svg:height="1.27cm" svg:x="-0.001cm" svg:y="24.342cm" presentation:class="footer">
          <draw:text-box>
            <text:list text:style-name="ML3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3" draw:text-style-name="MP5" draw:layer="backgroundobjects" svg:width="8.466cm" svg:height="1.27cm" svg:x="11.007cm" svg:y="24.342cm" presentation:class="page-number">
          <draw:text-box>
            <text:list text:style-name="ML3">
              <text:list-header>
                <text:p text:style-name="MP4"><text:span text:style-name="MT4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style-name="Mgr12" draw:text-style-name="MP16" draw:layer="backgroundobjects" svg:width="7.501cm" svg:height="0.768cm" svg:x="17.145cm" svg:y="17.551cm">
        <text:list text:style-name="ML4">
          <text:list-header>
            <text:p text:style-name="MP15"><text:span text:style-name="MT5"><text:date style:data-style-name="D6" text:date-value="2016-10-28">28 octobre 2016</text:date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1" draw:text-style-name="MP8" draw:layer="backgroundobjects" svg:width="23.707cm" svg:height="4.903cm" svg:x="1.693cm" svg:y="6.853cm">
        <draw:image xlink:href="Pictures/10000000000003E9000000CFBADC79D12908ED00.jpg" xlink:type="simple" xlink:show="embed" xlink:actuate="onLoad">
          <text:p/>
        </draw:image>
      </draw:frame>
      <draw:frame presentation:style-name="Titre1-title" draw:layer="backgroundobjects" svg:width="22.437cm" svg:height="1.481cm" svg:x="2.327cm" svg:y="12.276cm" presentation:class="title" presentation:placeholder="true">
        <draw:text-box/>
      </draw:frame>
      <draw:frame presentation:style-name="Titre1-subtitle" draw:layer="backgroundobjects" svg:width="22.437cm" svg:height="2.328cm" svg:x="2.327cm" svg:y="14.182cm" presentation:class="subtitle" presentation:placeholder="true">
        <draw:text-box/>
      </draw:frame>
      <draw:frame draw:style-name="Mgr13" draw:text-style-name="MP8" draw:layer="backgroundobjects" svg:width="6.632cm" svg:height="2.258cm" svg:x="1.27cm" svg:y="15.663cm">
        <draw:image xlink:href="Pictures/10000000000003EB000001A47C8BB261814D9888.jpg" xlink:type="simple" xlink:show="embed" xlink:actuate="onLoad">
          <text:p/>
        </draw:image>
      </draw:frame>
      <draw:frame presentation:style-name="Titr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6cm" svg:height="25.62cm" svg:x="0cm" svg:y="0cm">
          <text:p/>
        </draw:rect>
        <draw:frame presentation:style-name="Mpr4" draw:text-style-name="MP3" draw:layer="backgroundobjects" svg:width="8.467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4" draw:text-style-name="MP5" draw:layer="backgroundobjects" svg:width="8.466cm" svg:height="1.27cm" svg:x="11.007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387cm" svg:y="1.904cm" presentation:class="page"/>
        <draw:frame presentation:style-name="Titre1-notes" draw:layer="backgroundobjects" svg:width="14.393cm" svg:height="11.43cm" svg:x="2.539cm" svg:y="12.277cm" presentation:class="notes" presentation:placeholder="true">
          <draw:text-box/>
        </draw:frame>
        <draw:frame presentation:style-name="Mpr5" draw:text-style-name="MP3" draw:layer="backgroundobjects" svg:width="8.467cm" svg:height="1.27cm" svg:x="-0.001cm" svg:y="24.342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5" draw:text-style-name="MP5" draw:layer="backgroundobjects" svg:width="8.466cm" svg:height="1.27cm" svg:x="11.007cm" svg:y="24.342cm" presentation:class="page-number">
          <draw:text-box>
            <text:list text:style-name="ML1">
              <text:list-header>
                <text:p text:style-name="MP4"><text:span text:style-name="MT4"><text:page-number>&lt;numéro&gt;</text:page-number></text:span></text:p>
              </text:list-header>
            </text:list>
          </draw:text-box>
        </draw:frame>
      </presentation:notes>
    </style:master-page>
    <style:master-page style:name="Impress" style:page-layout-name="PM1" draw:style-name="Mdp3">
      <draw:frame presentation:style-name="Impress-title" draw:layer="backgroundobjects" svg:width="21.59cm" svg:height="3.629cm" svg:x="1.995cm" svg:y="10.341cm" presentation:class="title" presentation:placeholder="true">
        <draw:text-box/>
      </draw:frame>
      <draw:frame presentation:style-name="Impress-outline1" draw:layer="backgroundobjects" svg:width="21.59cm" svg:height="11.049cm" svg:x="1.995cm" svg:y="14.877cm" presentation:class="outline" presentation:placeholder="true">
        <draw:text-box/>
      </draw:frame>
      <draw:frame presentation:style-name="Mpr6" draw:text-style-name="MP18" draw:layer="backgroundobjects" svg:width="5.917cm" svg:height="1.314cm" svg:x="1.27cm" svg:y="17.352cm" presentation:class="date-time">
        <draw:text-box>
          <text:p text:style-name="MP17"><text:span text:style-name="MT6"><presentation:date-time/></text:span></text:p>
        </draw:text-box>
      </draw:frame>
      <draw:frame presentation:style-name="Mpr6" draw:text-style-name="MP20" draw:layer="backgroundobjects" svg:width="8.051cm" svg:height="1.314cm" svg:x="8.686cm" svg:y="17.352cm" presentation:class="footer">
        <draw:text-box>
          <text:p text:style-name="MP19"><text:span text:style-name="MT6"><presentation:footer/></text:span></text:p>
        </draw:text-box>
      </draw:frame>
      <draw:frame presentation:style-name="Mpr6" draw:text-style-name="MP22" draw:layer="backgroundobjects" svg:width="5.917cm" svg:height="1.314cm" svg:x="18.211cm" svg:y="17.352cm" presentation:class="page-number">
        <draw:text-box>
          <text:p text:style-name="MP21"><text:span text:style-name="MT6"><text:page-number>&lt;numéro&gt;</text:page-number></text:span><text:span text:style-name="MT6"> / </text:span><text:span text:style-name="MT6"><text:page-count>4</text:page-count></text:span></text:p>
        </draw:text-box>
      </draw:frame>
      <draw:custom-shape presentation:style-name="Mpr7" draw:text-style-name="MP23" draw:layer="backgroundobjects" svg:width="1.27cm" svg:height="2.721cm" svg:x="0cm" svg:y="10.88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3.759cm" svg:height="9.606cm" svg:x="2.849cm" svg:y="1.946cm" presentation:class="page"/>
        <draw:frame presentation:style-name="Impress-notes" draw:layer="backgroundobjects" svg:width="15.567cm" svg:height="11.528cm" svg:x="1.946cm" svg:y="12.169cm" presentation:class="notes" presentation:placeholder="true">
          <draw:text-box/>
        </draw:frame>
        <draw:frame presentation:style-name="Mpr8" draw:text-style-name="MP18" draw:layer="backgroundobjects" svg:width="8.445cm" svg:height="1.28cm" svg:x="0cm" svg:y="0cm" presentation:class="header">
          <draw:text-box>
            <text:p text:style-name="MP17"><text:span text:style-name="MT7"><presentation:header/></text:span></text:p>
          </draw:text-box>
        </draw:frame>
        <draw:frame presentation:style-name="Mpr8" draw:text-style-name="MP22" draw:layer="backgroundobjects" svg:width="8.445cm" svg:height="1.28cm" svg:x="11.014cm" svg:y="0cm" presentation:class="date-time">
          <draw:text-box>
            <text:p text:style-name="MP21"><text:span text:style-name="MT7"><presentation:date-time/></text:span></text:p>
          </draw:text-box>
        </draw:frame>
        <draw:frame presentation:style-name="Mpr9" draw:text-style-name="MP18" draw:layer="backgroundobjects" svg:width="8.445cm" svg:height="1.28cm" svg:x="0cm" svg:y="24.339cm" presentation:class="footer">
          <draw:text-box>
            <text:p text:style-name="MP17"><text:span text:style-name="MT7"><presentation:footer/></text:span></text:p>
          </draw:text-box>
        </draw:frame>
        <draw:frame presentation:style-name="Mpr9" draw:text-style-name="MP22" draw:layer="backgroundobjects" svg:width="8.445cm" svg:height="1.28cm" svg:x="11.014cm" svg:y="24.339cm" presentation:class="page-number">
          <draw:text-box>
            <text:p text:style-name="MP21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 a</meta:initial-creator>
    <meta:creation-date>2004-06-25T16:42:05</meta:creation-date>
    <dc:date>2016-10-28T15:28:55.285302150</dc:date>
    <meta:editing-cycles>33</meta:editing-cycles>
    <meta:editing-duration>PT12H4M39S</meta:editing-duration>
    <meta:generator>LibreOffice/5.1.4.2$Linux_X86_64 LibreOffice_project/10m0$Build-2</meta:generator>
    <meta:document-statistic meta:object-count="74"/>
  </office:meta>
</office:document-meta>
</file>